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cripts/python/table_border_manipulation_python.py" manifest:media-type=""/>
  <manifest:file-entry manifest:full-path="Scripts/python/" manifest:media-type="application/binary"/>
  <manifest:file-entry manifest:full-path="Scripts/" manifest:media-type="application/binary"/>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59cm" style:page-number="auto" fo:break-before="auto" fo:break-after="auto" table:align="margins" fo:background-color="transparent" style:shadow="none" fo:keep-with-next="auto" style:may-break-between-rows="true" table:border-model="collapsing">
        <style:background-image/>
      </style:table-properties>
    </style:style>
    <style:style style:name="Table1.A" style:family="table-column">
      <style:table-column-properties style:column-width="5.863cm" style:rel-column-width="21845*"/>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P1" style:family="paragraph" style:parent-style-name="Standard">
      <style:text-properties officeooo:rsid="0013a498" officeooo:paragraph-rsid="0013a498"/>
    </style:style>
    <style:style style:name="P2" style:family="paragraph" style:parent-style-name="Standard">
      <style:text-properties style:font-name="DejaVu Sans Mono" officeooo:rsid="0013a498" officeooo:paragraph-rsid="0013a498"/>
    </style:style>
    <style:style style:name="P3" style:family="paragraph" style:parent-style-name="Standard">
      <style:text-properties officeooo:rsid="002eb313" officeooo:paragraph-rsid="002eb313"/>
    </style:style>
    <style:style style:name="P4" style:family="paragraph" style:parent-style-name="Standard">
      <style:text-properties officeooo:rsid="00331df8" officeooo:paragraph-rsid="00331df8"/>
    </style:style>
    <style:style style:name="P5" style:family="paragraph" style:parent-style-name="Standard">
      <style:text-properties officeooo:paragraph-rsid="00331df8"/>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DejaVu Sans Mono" officeooo:rsid="0013a498"/>
    </style:style>
    <style:style style:name="T2" style:family="text">
      <style:text-properties style:font-name="DejaVu Sans Mono" officeooo:rsid="00331d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view and edit the macro, go to:</text:p>
      <text:p text:style-name="P2"><text:tab/>Tools → Macros → Edit Macros</text:p>
      <text:p text:style-name="P1"/>
      <text:p text:style-name="P1">There, in the Main subroutine, you can call to either add custom borders to a specified cell, or to add custom borders to all cells in the table.</text:p>
      <text:p text:style-name="P1"/>
      <text:p text:style-name="P4">To run Python version of the code, go to:</text:p>
      <text:p text:style-name="P5"><text:span text:style-name="T1"><text:tab/>Tools → Macros → R</text:span><text:span text:style-name="T2">un Macro…</text:span></text:p>
      <text:p text:style-name="P5"/>
      <text:p text:style-name="P1"/>
      <table:table table:name="Table1" table:style-name="Table1" table:template-name="Default Style">
        <table:table-column table:style-name="Table1.A" table:number-columns-repeated="3"/>
        <table:table-row table:style-name="Table1.1">
          <table:table-cell table:style-name="Table1.A1" office:value-type="string">
            <text:p text:style-name="P6"/>
          </table:table-cell>
          <table:table-cell table:style-name="Table1.A1" office:value-type="string">
            <text:p text:style-name="P6"/>
          </table:table-cell>
          <table:table-cell table:style-name="Table1.C1" office:value-type="string">
            <text:p text:style-name="P6"/>
          </table:table-cell>
        </table:table-row>
        <table:table-row table:style-name="Table1.2">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row table:style-name="Table1.3">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row table:style-name="Table1.4">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
      <text:p text:style-name="P1"/>
      <text:p text:style-name="P1"/>
      <text:p text:style-name="P1"/>
      <text:p text:style-name="P3">Here is a <text:a xlink:type="simple" xlink:href="https://wiki.documentfoundation.org/Macros/Writer/003" text:style-name="Internet_20_link" text:visited-style-name="Visited_20_Internet_20_Link">link to the page explaining the macro</text:a>, in The Document Foundation (TDF) wik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6T21:44:35.032934934</meta:creation-date>
    <meta:generator>LibreOffice/6.3.2.2$Windows_X86_64 LibreOffice_project/98b30e735bda24bc04ab42594c85f7fd8be07b9c</meta:generator>
    <dc:date>2020-01-08T16:57:47.369000000</dc:date>
    <meta:editing-duration>PT21M50S</meta:editing-duration>
    <meta:editing-cycles>20</meta:editing-cycles>
    <meta:document-statistic meta:table-count="1" meta:image-count="0" meta:object-count="0" meta:page-count="1" meta:paragraph-count="6" meta:word-count="73" meta:character-count="364" meta:non-whitespace-character-count="295"/>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Option Explicit


Sub Main()

    'AddBordersToAllCells
    _AddBordersToCell("Table1","B2")

End Sub ' Main


Sub AddBordersToAllCells()
    '''Add double-borders to all cells in the currently selected table'''

    Dim oCursor As Object
    Dim oTable As Object
    Dim oTableBorder As Object

    Dim oLine As New com.sun.star.table.BorderLine2
    Dim oNoLine As New com.sun.star.table.BorderLine2
    Dim oBorderDistances As New com.sun.star.table.TableBorderDistances
    oCursor = ThisComponent.CurrentController.ViewCursor

    If (isEmpty(oCursor.textTable)) Then
        MsgBox "The cursor is not inside a table.", _
        	MB_ICONINFORMATION, _
        	"WARNING from AddBordersToAllCells()"
    Else
        With oLine
            .Color = 0
            .InnerLineWidth = 10
            .LineDistance = 60 
            .LineStyle = com.sun.star.table.BorderLineStyle.DOUBLE 
            .LineWidth = 5
            .OuterLineWidth = 10
        End With
        With oNoLine
            .Color = 0
            .InnerLineWidth = 0
            .LineDistance = 0
            .LineStyle = 0
            .LineWidth = 0
            .OuterLineWidth = 0
        End With
        With oBorderDistances
            .BottomDistance = 300
            .IsBottomDistanceValid = True   
            .IsLeftDistanceValid = True   
            .IsRightDistanceValid = True   
            .IsTopDistanceValid = True   
            .LeftDistance = 300   
            .RightDistance = 300
            .TopDistance = 300
        End With
        
        oTable = oCursor.TextTable
        oTableBorder = oTable.TableBorder
        
        With oTableBorder        
            .IsLeftLineValid = true
            .IsRightLineValid = true
            .IsTopLineValid = true
            .IsBottomLineValid = true
            .IsHorizontalLineValid = true
            .IsVerticalLineValid = true
            .LeftLine = oLine
            .RightLine = oLine
            .TopLine = oLine
            .BottomLine = oLine 
            .HorizontalLine = oLine
            .VerticalLine = oNoLine
        End With
        
        With oTable
            .TableBorder = oTableBorder 
            .HoriOrient = com.sun.star.text.HoriOrientation.FULL 
            .CollapsingBorders = true
            .TableBorderDistances = oBorderDistances
        End With  

    End If

End Sub ' AddBordersToAllCells

private Sub _AddBordersToCell(myTable As String, myCell As String)
    '''Add double-borders to specified cell in specified table'''

    Dim oTable As Object
    Dim oCell As Object
    Dim oLine As New com.sun.star.table.BorderLine2

    With oLine
        .Color = 0
        .InnerLineWidth = 10
        .LineDistance = 60 
        .LineStyle = com.sun.star.table.BorderLineStyle.DOUBLE
        .LineWidth = 2
        .OuterLineWidth = 10
    End With

    oTable = ThisComponent.TextTables.getByName(myTable)
    oCell = oTable.getCellByName(myCell)

    With oCell
        .LeftBorder = oLine
        .LeftBorderDistance = 100
        .RightBorder = oLine
        .RightBorderDistance = 100
        .TopBorder = oLine
        .TopBorderDistance = 100
        .BottomBorder = oLine 
        .BottomBorderDistance = 100
    End With
End Sub ' AddBordersToCell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